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39B2D58CC35324EC375.jpg" manifest:media-type="image/jpeg"/>
  <manifest:file-entry manifest:full-path="Pictures/100002010000009900000091259CE763F71EAD34.png" manifest:media-type="image/png"/>
  <manifest:file-entry manifest:full-path="Pictures/100002010000043C00000109BE261EEABE652E7C.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officeooo:rsid="008c1e29" officeooo:paragraph-rsid="008c1e29"/>
    </style:style>
    <style:style style:name="P35" style:family="paragraph" style:parent-style-name="Text_20_body">
      <style:text-properties officeooo:rsid="008ca216" officeooo:paragraph-rsid="008ca216"/>
    </style:style>
    <style:style style:name="P36" style:family="paragraph" style:parent-style-name="Text_20_body">
      <style:text-properties officeooo:rsid="008d0c16" officeooo:paragraph-rsid="008d0c16"/>
    </style:style>
    <style:style style:name="P37" style:family="paragraph" style:parent-style-name="Text_20_body">
      <style:text-properties officeooo:rsid="009c6640" officeooo:paragraph-rsid="009c6640"/>
    </style:style>
    <style:style style:name="P38" style:family="paragraph" style:parent-style-name="Text_20_body">
      <style:text-properties officeooo:rsid="00a0b545" officeooo:paragraph-rsid="00a0b545"/>
    </style:style>
    <style:style style:name="P39" style:family="paragraph" style:parent-style-name="Text_20_body">
      <style:text-properties officeooo:rsid="00a5efa1" officeooo:paragraph-rsid="00a5efa1"/>
    </style:style>
    <style:style style:name="P40" style:family="paragraph" style:parent-style-name="Text_20_body">
      <style:text-properties officeooo:rsid="00a730e6" officeooo:paragraph-rsid="00a730e6"/>
    </style:style>
    <style:style style:name="P41" style:family="paragraph" style:parent-style-name="Text_20_body">
      <style:text-properties officeooo:rsid="00ae53d7" officeooo:paragraph-rsid="00ae53d7"/>
    </style:style>
    <style:style style:name="P42" style:family="paragraph" style:parent-style-name="Text_20_body">
      <style:text-properties officeooo:rsid="00c16c78" officeooo:paragraph-rsid="00c16c78"/>
    </style:style>
    <style:style style:name="P43" style:family="paragraph" style:parent-style-name="Text_20_body">
      <style:text-properties officeooo:rsid="00d997fc" officeooo:paragraph-rsid="00df90b6"/>
    </style:style>
    <style:style style:name="P44" style:family="paragraph" style:parent-style-name="Text_20_body">
      <style:text-properties officeooo:rsid="00dbcc28" officeooo:paragraph-rsid="00df90b6"/>
    </style:style>
    <style:style style:name="P45" style:family="paragraph" style:parent-style-name="Text_20_body">
      <style:text-properties officeooo:rsid="00f9a287" officeooo:paragraph-rsid="00f9a287"/>
    </style:style>
    <style:style style:name="P46" style:family="paragraph" style:parent-style-name="Text_20_body">
      <style:text-properties officeooo:rsid="00fa8c95" officeooo:paragraph-rsid="00fa8c95"/>
    </style:style>
    <style:style style:name="P47" style:family="paragraph" style:parent-style-name="Text_20_body">
      <style:text-properties officeooo:rsid="0120ecb5" officeooo:paragraph-rsid="0120ecb5"/>
    </style:style>
    <style:style style:name="P48" style:family="paragraph" style:parent-style-name="Text_20_body">
      <style:text-properties officeooo:rsid="01121ac9" officeooo:paragraph-rsid="01121ac9"/>
    </style:style>
    <style:style style:name="P49" style:family="paragraph" style:parent-style-name="Text_20_body">
      <style:text-properties officeooo:rsid="0127a856" officeooo:paragraph-rsid="0127a856"/>
    </style:style>
    <style:style style:name="P50" style:family="paragraph" style:parent-style-name="Text_20_body">
      <style:text-properties officeooo:paragraph-rsid="0138b529"/>
    </style:style>
    <style:style style:name="P51"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52" style:family="paragraph" style:parent-style-name="Text_20_body">
      <style:paragraph-properties fo:break-before="page"/>
      <style:text-properties officeooo:rsid="008d0c16" officeooo:paragraph-rsid="008d0c16"/>
    </style:style>
    <style:style style:name="P53" style:family="paragraph" style:parent-style-name="Bibliography_20_Heading">
      <style:paragraph-properties fo:break-before="page"/>
    </style:style>
    <style:style style:name="P54" style:family="paragraph" style:parent-style-name="Bibliography_20_1">
      <style:paragraph-properties>
        <style:tab-stops/>
      </style:paragraph-properties>
    </style:style>
    <style:style style:name="P55" style:family="paragraph" style:parent-style-name="Contents_20_2">
      <style:paragraph-properties>
        <style:tab-stops>
          <style:tab-stop style:position="5.5717in" style:type="right" style:leader-style="dotted" style:leader-text="."/>
        </style:tab-stops>
      </style:paragraph-properties>
    </style:style>
    <style:style style:name="P56" style:family="paragraph" style:parent-style-name="Contents_20_1">
      <style:paragraph-properties>
        <style:tab-stops>
          <style:tab-stop style:position="5.7681in" style:type="right" style:leader-style="dotted" style:leader-text="."/>
        </style:tab-stops>
      </style:paragraph-properties>
    </style:style>
    <style:style style:name="P57" style:family="paragraph" style:parent-style-name="Contents_20_3">
      <style:paragraph-properties>
        <style:tab-stops>
          <style:tab-stop style:position="5.3752in" style:type="right" style:leader-style="dotted" style:leader-text="."/>
        </style:tab-stops>
      </style:paragraph-properties>
    </style:style>
    <style:style style:name="P58" style:family="paragraph" style:parent-style-name="Contents_20_4">
      <style:paragraph-properties>
        <style:tab-stops>
          <style:tab-stop style:position="5.1783in" style:type="right" style:leader-style="dotted" style:leader-text="."/>
        </style:tab-stops>
      </style:paragraph-properties>
    </style:style>
    <style:style style:name="P59"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rsid="012fe111" officeooo:paragraph-rsid="012fe111"/>
    </style:style>
    <style:style style:name="P62" style:family="paragraph" style:parent-style-name="Table_20_Contents">
      <style:paragraph-properties fo:text-align="start" style:justify-single-word="false"/>
      <style:text-properties officeooo:rsid="012ff1c0" officeooo:paragraph-rsid="012ff1c0"/>
    </style:style>
    <style:style style:name="P63" style:family="paragraph" style:parent-style-name="Table_20_Contents">
      <style:paragraph-properties fo:text-align="start" style:justify-single-word="false"/>
      <style:text-properties officeooo:rsid="012d033a" officeooo:paragraph-rsid="012d033a"/>
    </style:style>
    <style:style style:name="P64" style:family="paragraph" style:parent-style-name="Table_20_Contents">
      <style:paragraph-properties fo:text-align="start" style:justify-single-word="false"/>
      <style:text-properties officeooo:rsid="01341ee7" officeooo:paragraph-rsid="01341ee7"/>
    </style:style>
    <style:style style:name="P65" style:family="paragraph" style:parent-style-name="Table_20_Contents">
      <style:paragraph-properties fo:text-align="start" style:justify-single-word="false"/>
      <style:text-properties officeooo:rsid="01360f93" officeooo:paragraph-rsid="01360f93"/>
    </style:style>
    <style:style style:name="P66" style:family="paragraph" style:parent-style-name="Illustration_20_Index_20_1">
      <style:paragraph-properties>
        <style:tab-stops>
          <style:tab-stop style:position="6.6929in" style:type="right" style:leader-style="dotted" style:leader-text="."/>
        </style:tab-stops>
      </style:paragraph-properties>
    </style:style>
    <style:style style:name="P6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6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6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7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7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7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73" style:family="paragraph" style:parent-style-name="Text_20_body" style:list-style-name="L1">
      <style:text-properties officeooo:rsid="005885fc" officeooo:paragraph-rsid="005885fc"/>
    </style:style>
    <style:style style:name="P74" style:family="paragraph" style:parent-style-name="Text_20_body" style:list-style-name="L3">
      <style:text-properties officeooo:rsid="005885fc" officeooo:paragraph-rsid="005885fc"/>
    </style:style>
    <style:style style:name="P75" style:family="paragraph" style:parent-style-name="Text_20_body" style:list-style-name="L2">
      <style:text-properties officeooo:rsid="005a2752" officeooo:paragraph-rsid="005a2752"/>
    </style:style>
    <style:style style:name="P76" style:family="paragraph" style:parent-style-name="Text_20_body" style:list-style-name="L4">
      <style:text-properties officeooo:rsid="003845a0" officeooo:paragraph-rsid="003845a0"/>
    </style:style>
    <style:style style:name="P77" style:family="paragraph" style:parent-style-name="Text_20_body" style:list-style-name="L5">
      <style:text-properties officeooo:rsid="0038fcc2" officeooo:paragraph-rsid="0038fcc2"/>
    </style:style>
    <style:style style:name="P78" style:family="paragraph" style:parent-style-name="Text_20_body" style:list-style-name="L5">
      <style:text-properties officeooo:rsid="003cf2fc" officeooo:paragraph-rsid="003cf2fc"/>
    </style:style>
    <style:style style:name="P79" style:family="paragraph" style:parent-style-name="Text_20_body" style:list-style-name="L5">
      <style:text-properties officeooo:rsid="003d9dd3" officeooo:paragraph-rsid="003d9dd3"/>
    </style:style>
    <style:style style:name="P80" style:family="paragraph" style:parent-style-name="Text_20_body" style:list-style-name="L5">
      <style:text-properties officeooo:rsid="003edaf0" officeooo:paragraph-rsid="003edaf0"/>
    </style:style>
    <style:style style:name="P81" style:family="paragraph" style:parent-style-name="Text_20_body" style:list-style-name="L6">
      <style:text-properties officeooo:rsid="0061ec92" officeooo:paragraph-rsid="0061ec92"/>
    </style:style>
    <style:style style:name="P82" style:family="paragraph" style:parent-style-name="Text_20_body" style:list-style-name="L7">
      <style:text-properties fo:font-style="normal" officeooo:rsid="00701781" officeooo:paragraph-rsid="00701781" style:font-style-asian="normal" style:font-style-complex="normal"/>
    </style:style>
    <style:style style:name="P83" style:family="paragraph" style:parent-style-name="Text_20_body" style:list-style-name="L7">
      <style:text-properties fo:font-style="normal" officeooo:rsid="00797ecf" officeooo:paragraph-rsid="00797ecf" style:font-style-asian="normal" style:font-style-complex="normal"/>
    </style:style>
    <style:style style:name="P84" style:family="paragraph" style:parent-style-name="Text_20_body" style:list-style-name="L7">
      <style:text-properties fo:font-style="normal" officeooo:rsid="007b168b" officeooo:paragraph-rsid="007b168b" style:font-style-asian="normal" style:font-style-complex="normal"/>
    </style:style>
    <style:style style:name="P85" style:family="paragraph" style:parent-style-name="Text_20_body" style:list-style-name="L8">
      <style:text-properties fo:font-style="normal" officeooo:rsid="008a4671" officeooo:paragraph-rsid="008a4671" style:font-style-asian="normal" style:font-style-complex="normal"/>
    </style:style>
    <style:style style:name="P86" style:family="paragraph" style:parent-style-name="Text_20_body" style:list-style-name="L12">
      <style:text-properties fo:font-style="normal" officeooo:rsid="00b1d949" officeooo:paragraph-rsid="00b1d949" style:font-style-asian="normal" style:font-style-complex="normal"/>
    </style:style>
    <style:style style:name="P87" style:family="paragraph" style:parent-style-name="Text_20_body" style:list-style-name="L14">
      <style:text-properties fo:font-style="normal" officeooo:rsid="00f83937" officeooo:paragraph-rsid="00f83937" style:font-style-asian="normal" style:font-style-complex="normal"/>
    </style:style>
    <style:style style:name="P88" style:family="paragraph" style:parent-style-name="Text_20_body" style:list-style-name="L9">
      <style:text-properties officeooo:rsid="008d0c16" officeooo:paragraph-rsid="008d0c16"/>
    </style:style>
    <style:style style:name="P89" style:family="paragraph" style:parent-style-name="Text_20_body" style:list-style-name="L9">
      <style:text-properties officeooo:rsid="008e7d5a" officeooo:paragraph-rsid="008e7d5a"/>
    </style:style>
    <style:style style:name="P90" style:family="paragraph" style:parent-style-name="Text_20_body" style:list-style-name="L9">
      <style:text-properties officeooo:rsid="0091bb18" officeooo:paragraph-rsid="0091bb18"/>
    </style:style>
    <style:style style:name="P91" style:family="paragraph" style:parent-style-name="Text_20_body" style:list-style-name="L9">
      <style:text-properties officeooo:rsid="00930ae7" officeooo:paragraph-rsid="00930ae7"/>
    </style:style>
    <style:style style:name="P92" style:family="paragraph" style:parent-style-name="Text_20_body" style:list-style-name="L9">
      <style:text-properties officeooo:rsid="0093f791" officeooo:paragraph-rsid="0093f791"/>
    </style:style>
    <style:style style:name="P93" style:family="paragraph" style:parent-style-name="Text_20_body" style:list-style-name="L9">
      <style:text-properties officeooo:rsid="0096438b" officeooo:paragraph-rsid="0096438b"/>
    </style:style>
    <style:style style:name="P94" style:family="paragraph" style:parent-style-name="Text_20_body" style:list-style-name="L9">
      <style:text-properties officeooo:rsid="0096f8dc" officeooo:paragraph-rsid="0096f8dc"/>
    </style:style>
    <style:style style:name="P95" style:family="paragraph" style:parent-style-name="Text_20_body" style:list-style-name="L9">
      <style:text-properties officeooo:rsid="0097dcc8" officeooo:paragraph-rsid="0097dcc8"/>
    </style:style>
    <style:style style:name="P96" style:family="paragraph" style:parent-style-name="Text_20_body" style:list-style-name="L9">
      <style:text-properties officeooo:rsid="009c17b7" officeooo:paragraph-rsid="009c17b7"/>
    </style:style>
    <style:style style:name="P97" style:family="paragraph" style:parent-style-name="Text_20_body" style:list-style-name="L10">
      <style:text-properties officeooo:rsid="00a0b545" officeooo:paragraph-rsid="00a0b545"/>
    </style:style>
    <style:style style:name="P98" style:family="paragraph" style:parent-style-name="Text_20_body" style:list-style-name="L11">
      <style:text-properties officeooo:rsid="00a5efa1" officeooo:paragraph-rsid="00a5efa1"/>
    </style:style>
    <style:style style:name="P99" style:family="paragraph" style:parent-style-name="Text_20_body" style:list-style-name="L12">
      <style:text-properties officeooo:paragraph-rsid="00b4bd08"/>
    </style:style>
    <style:style style:name="P100" style:family="paragraph" style:parent-style-name="Text_20_body" style:list-style-name="L12">
      <style:text-properties officeooo:rsid="00ae53d7" officeooo:paragraph-rsid="00ae53d7"/>
    </style:style>
    <style:style style:name="P101" style:family="paragraph" style:parent-style-name="Text_20_body" style:list-style-name="L13">
      <style:text-properties officeooo:rsid="00c16c78" officeooo:paragraph-rsid="00c16c78"/>
    </style:style>
    <style:style style:name="P102" style:family="paragraph" style:parent-style-name="Text_20_body" style:list-style-name="L13">
      <style:text-properties officeooo:rsid="00c265f8" officeooo:paragraph-rsid="00c265f8"/>
    </style:style>
    <style:style style:name="P103" style:family="paragraph" style:parent-style-name="Text_20_body" style:list-style-name="L13">
      <style:text-properties officeooo:rsid="00c3ba43" officeooo:paragraph-rsid="00c3ba43"/>
    </style:style>
    <style:style style:name="P104" style:family="paragraph" style:parent-style-name="Text_20_body" style:list-style-name="L14">
      <style:text-properties officeooo:rsid="00e01319" officeooo:paragraph-rsid="00e01319"/>
    </style:style>
    <style:style style:name="P105" style:family="paragraph" style:parent-style-name="Text_20_body" style:list-style-name="L14">
      <style:text-properties officeooo:rsid="00e5ba55" officeooo:paragraph-rsid="00e61d46"/>
    </style:style>
    <style:style style:name="P106" style:family="paragraph" style:parent-style-name="Text_20_body" style:list-style-name="L14">
      <style:text-properties officeooo:rsid="00e7e71c" officeooo:paragraph-rsid="00e7e71c"/>
    </style:style>
    <style:style style:name="P107" style:family="paragraph" style:parent-style-name="Text_20_body" style:list-style-name="L14">
      <style:text-properties officeooo:rsid="00e8e8f5" officeooo:paragraph-rsid="00e8e8f5"/>
    </style:style>
    <style:style style:name="P108" style:family="paragraph" style:parent-style-name="Text_20_body" style:list-style-name="L14">
      <style:text-properties officeooo:rsid="00eea9f4" officeooo:paragraph-rsid="00eea9f4"/>
    </style:style>
    <style:style style:name="P109" style:family="paragraph" style:parent-style-name="Text_20_body" style:list-style-name="L14">
      <style:text-properties officeooo:rsid="00f442da" officeooo:paragraph-rsid="00f442da"/>
    </style:style>
    <style:style style:name="P110" style:family="paragraph" style:parent-style-name="Text_20_body" style:list-style-name="L14">
      <style:text-properties officeooo:rsid="00f501ea" officeooo:paragraph-rsid="00f501ea"/>
    </style:style>
    <style:style style:name="P111" style:family="paragraph" style:parent-style-name="Text_20_body" style:list-style-name="L14">
      <style:text-properties officeooo:rsid="00e0bdb0" officeooo:paragraph-rsid="00e0bdb0"/>
    </style:style>
    <style:style style:name="P112" style:family="paragraph" style:parent-style-name="Text_20_body" style:list-style-name="L14">
      <style:text-properties officeooo:rsid="00f744d1" officeooo:paragraph-rsid="00f744d1"/>
    </style:style>
    <style:style style:name="P113" style:family="paragraph" style:parent-style-name="Text_20_body" style:list-style-name="L15">
      <style:text-properties officeooo:rsid="012680b0" officeooo:paragraph-rsid="012680b0"/>
    </style:style>
    <style:style style:name="P114" style:family="paragraph" style:parent-style-name="Text_20_body" style:list-style-name="L15">
      <style:text-properties officeooo:rsid="0127a856" officeooo:paragraph-rsid="0127a856"/>
    </style:style>
    <style:style style:name="P115" style:family="paragraph" style:parent-style-name="Text_20_body" style:list-style-name="L15">
      <style:text-properties officeooo:rsid="012a7438" officeooo:paragraph-rsid="012a7438"/>
    </style:style>
    <style:style style:name="P116" style:family="paragraph" style:parent-style-name="Text_20_body" style:list-style-name="L16">
      <style:text-properties officeooo:rsid="00fa8c95" officeooo:paragraph-rsid="00fa8c95"/>
    </style:style>
    <style:style style:name="P117" style:family="paragraph" style:parent-style-name="Text_20_body" style:list-style-name="L16">
      <style:text-properties officeooo:rsid="01016517" officeooo:paragraph-rsid="01016517"/>
    </style:style>
    <style:style style:name="P118" style:family="paragraph" style:parent-style-name="Text_20_body" style:list-style-name="L16">
      <style:text-properties officeooo:rsid="00fe499e" officeooo:paragraph-rsid="00fe499e"/>
    </style:style>
    <style:style style:name="P119" style:family="paragraph" style:parent-style-name="Text_20_body" style:list-style-name="L16">
      <style:text-properties officeooo:rsid="00fc4d1b" officeooo:paragraph-rsid="00fc4d1b"/>
    </style:style>
    <style:style style:name="P120" style:family="paragraph" style:parent-style-name="Text_20_body" style:list-style-name="L16">
      <style:text-properties officeooo:rsid="0101f1ff" officeooo:paragraph-rsid="0101f1ff"/>
    </style:style>
    <style:style style:name="P121" style:family="paragraph" style:parent-style-name="Text_20_body" style:list-style-name="L16">
      <style:text-properties officeooo:rsid="01038bd8" officeooo:paragraph-rsid="01038bd8"/>
    </style:style>
    <style:style style:name="P122" style:family="paragraph" style:parent-style-name="Text_20_body" style:list-style-name="L17">
      <style:text-properties officeooo:rsid="00cdfbc1" officeooo:paragraph-rsid="00df90b6"/>
    </style:style>
    <style:style style:name="P123" style:family="paragraph" style:parent-style-name="Text_20_body" style:list-style-name="L17">
      <style:text-properties officeooo:rsid="00cff698" officeooo:paragraph-rsid="00df90b6"/>
    </style:style>
    <style:style style:name="P124" style:family="paragraph" style:parent-style-name="Text_20_body" style:list-style-name="L17">
      <style:text-properties officeooo:rsid="00d1d4fb" officeooo:paragraph-rsid="00df90b6"/>
    </style:style>
    <style:style style:name="P125" style:family="paragraph" style:parent-style-name="Text_20_body" style:list-style-name="L17">
      <style:text-properties officeooo:rsid="00d541a3" officeooo:paragraph-rsid="00df90b6"/>
    </style:style>
    <style:style style:name="P126" style:family="paragraph" style:parent-style-name="Text_20_body" style:list-style-name="L17">
      <style:text-properties officeooo:rsid="00d69ef6" officeooo:paragraph-rsid="00df90b6"/>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paragraph-rsid="000c8ec6"/>
    </style:style>
    <style:style style:name="P129" style:family="paragraph" style:parent-style-name="Heading_20_1">
      <style:paragraph-properties fo:break-before="page"/>
      <style:text-properties officeooo:rsid="0013835a"/>
    </style:style>
    <style:style style:name="P130" style:family="paragraph" style:parent-style-name="Contents_20_Heading" style:master-page-name="Isi">
      <style:paragraph-properties style:page-number="auto"/>
    </style:style>
    <style:style style:name="P131" style:family="paragraph" style:parent-style-name="Heading_20_2">
      <style:text-properties officeooo:paragraph-rsid="00233972"/>
    </style:style>
    <style:style style:name="P132" style:family="paragraph" style:parent-style-name="Heading_20_2">
      <style:text-properties officeooo:paragraph-rsid="003845a0"/>
    </style:style>
    <style:style style:name="P133" style:family="paragraph" style:parent-style-name="Heading_20_2">
      <style:text-properties officeooo:rsid="005c8b4e" officeooo:paragraph-rsid="005c8b4e"/>
    </style:style>
    <style:style style:name="P134"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35" style:family="paragraph" style:parent-style-name="Heading_20_2">
      <style:text-properties officeooo:rsid="0013835a" officeooo:paragraph-rsid="0013835a"/>
    </style:style>
    <style:style style:name="P136" style:family="paragraph" style:parent-style-name="Heading_20_2">
      <style:paragraph-properties fo:break-before="page"/>
      <style:text-properties officeooo:rsid="0013835a" officeooo:paragraph-rsid="0013835a"/>
    </style:style>
    <style:style style:name="P137" style:family="paragraph" style:parent-style-name="Heading_20_2" style:master-page-name="Isi">
      <style:paragraph-properties style:page-number="auto"/>
    </style:style>
    <style:style style:name="P138" style:family="paragraph" style:parent-style-name="Heading_20_3">
      <style:text-properties officeooo:rsid="005c8b4e" officeooo:paragraph-rsid="005c8b4e"/>
    </style:style>
    <style:style style:name="P139" style:family="paragraph" style:parent-style-name="Heading_20_3">
      <style:text-properties officeooo:rsid="005c8b4e" officeooo:paragraph-rsid="0066bf9c"/>
    </style:style>
    <style:style style:name="P140" style:family="paragraph" style:parent-style-name="Heading_20_3">
      <style:text-properties officeooo:rsid="0066bf9c" officeooo:paragraph-rsid="0066bf9c"/>
    </style:style>
    <style:style style:name="P141" style:family="paragraph" style:parent-style-name="Heading_20_3">
      <style:text-properties officeooo:rsid="0088c9ab" officeooo:paragraph-rsid="0088c9ab"/>
    </style:style>
    <style:style style:name="P14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43" style:family="paragraph" style:parent-style-name="Heading_20_3">
      <style:text-properties officeooo:rsid="00f85659"/>
    </style:style>
    <style:style style:name="P144" style:family="paragraph" style:parent-style-name="Heading_20_3">
      <style:text-properties officeooo:rsid="011f5d4f" officeooo:paragraph-rsid="011f5d4f"/>
    </style:style>
    <style:style style:name="P145" style:family="paragraph" style:parent-style-name="Heading_20_3">
      <style:paragraph-properties fo:break-before="page"/>
      <style:text-properties officeooo:rsid="0088c9ab" officeooo:paragraph-rsid="0088c9ab"/>
    </style:style>
    <style:style style:name="P146" style:family="paragraph" style:parent-style-name="Heading_20_3" style:master-page-name="Landscape">
      <style:paragraph-properties style:page-number="auto"/>
      <style:text-properties officeooo:rsid="0138b529" officeooo:paragraph-rsid="0138b529"/>
    </style:style>
    <style:style style:name="P147" style:family="paragraph" style:parent-style-name="Heading_20_4">
      <style:text-properties officeooo:rsid="00fa8c95" officeooo:paragraph-rsid="00fa8c95"/>
    </style:style>
    <style:style style:name="P148" style:family="paragraph" style:parent-style-name="Table_20_index_20_heading" style:master-page-name="Daftar_20_Tabel">
      <style:paragraph-properties style:page-number="auto"/>
    </style:style>
    <style:style style:name="P149" style:family="paragraph" style:parent-style-name="Illustration_20_Index_20_Heading" style:master-page-name="Daftar_20_Gambar">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fo:font-style="normal" officeooo:rsid="00b4bd08" style:font-style-asian="normal" style:font-style-complex="normal"/>
    </style:style>
    <style:style style:name="T28" style:family="text">
      <style:text-properties fo:font-style="normal" officeooo:rsid="00b738d3" style:font-style-asian="normal" style:font-style-complex="normal"/>
    </style:style>
    <style:style style:name="T29" style:family="text">
      <style:text-properties fo:font-style="normal" officeooo:rsid="01360f93" style:font-style-asian="normal" style:font-style-complex="normal"/>
    </style:style>
    <style:style style:name="T30" style:family="text">
      <style:text-properties officeooo:rsid="004b7278"/>
    </style:style>
    <style:style style:name="T31" style:family="text">
      <style:text-properties officeooo:rsid="0051c0e6"/>
    </style:style>
    <style:style style:name="T32" style:family="text">
      <style:text-properties officeooo:rsid="0052f3b1"/>
    </style:style>
    <style:style style:name="T33" style:family="text">
      <style:text-properties fo:font-size="12pt" fo:font-weight="bold" officeooo:rsid="000c8ec6" style:font-size-asian="12pt" style:font-weight-asian="bold" style:font-size-complex="12pt" style:font-weight-complex="bold"/>
    </style:style>
    <style:style style:name="T34" style:family="text">
      <style:text-properties officeooo:rsid="0025a80a"/>
    </style:style>
    <style:style style:name="T35" style:family="text">
      <style:text-properties officeooo:rsid="005b68c7"/>
    </style:style>
    <style:style style:name="T36" style:family="text">
      <style:text-properties officeooo:rsid="006a563a"/>
    </style:style>
    <style:style style:name="T37" style:family="text">
      <style:text-properties officeooo:rsid="006ea057"/>
    </style:style>
    <style:style style:name="T38" style:family="text">
      <style:text-properties officeooo:rsid="007b168b"/>
    </style:style>
    <style:style style:name="T39" style:family="text">
      <style:text-properties officeooo:rsid="007cda37"/>
    </style:style>
    <style:style style:name="T40" style:family="text">
      <style:text-properties officeooo:rsid="0080561d"/>
    </style:style>
    <style:style style:name="T41" style:family="text">
      <style:text-properties officeooo:rsid="0083b163"/>
    </style:style>
    <style:style style:name="T42" style:family="text">
      <style:text-properties officeooo:rsid="0087b71f"/>
    </style:style>
    <style:style style:name="T43" style:family="text">
      <style:text-properties officeooo:rsid="00901cfe"/>
    </style:style>
    <style:style style:name="T44" style:family="text">
      <style:text-properties officeooo:rsid="0093f791"/>
    </style:style>
    <style:style style:name="T45" style:family="text">
      <style:text-properties officeooo:rsid="00980f7f"/>
    </style:style>
    <style:style style:name="T46" style:family="text">
      <style:text-properties officeooo:rsid="009f25ce"/>
    </style:style>
    <style:style style:name="T47" style:family="text">
      <style:text-properties officeooo:rsid="00a87fa4"/>
    </style:style>
    <style:style style:name="T48" style:family="text">
      <style:text-properties officeooo:rsid="00b2a96e"/>
    </style:style>
    <style:style style:name="T49" style:family="text">
      <style:text-properties officeooo:rsid="00d1d4fb"/>
    </style:style>
    <style:style style:name="T50" style:family="text">
      <style:text-properties officeooo:rsid="00d358b2"/>
    </style:style>
    <style:style style:name="T51" style:family="text">
      <style:text-properties officeooo:rsid="00d69ef6"/>
    </style:style>
    <style:style style:name="T52" style:family="text">
      <style:text-properties officeooo:rsid="00d85d14"/>
    </style:style>
    <style:style style:name="T53" style:family="text">
      <style:text-properties officeooo:rsid="00d8ad69"/>
    </style:style>
    <style:style style:name="T54" style:family="text">
      <style:text-properties officeooo:rsid="00dad083"/>
    </style:style>
    <style:style style:name="T55" style:family="text">
      <style:text-properties officeooo:rsid="00dbcc28"/>
    </style:style>
    <style:style style:name="T56" style:family="text">
      <style:text-properties officeooo:rsid="00dde4e4"/>
    </style:style>
    <style:style style:name="T57" style:family="text">
      <style:text-properties officeooo:rsid="00e61d46"/>
    </style:style>
    <style:style style:name="T58" style:family="text">
      <style:text-properties officeooo:rsid="00e96f93"/>
    </style:style>
    <style:style style:name="T59" style:family="text">
      <style:text-properties officeooo:rsid="00ed9b55"/>
    </style:style>
    <style:style style:name="T60" style:family="text">
      <style:text-properties officeooo:rsid="00f0a153"/>
    </style:style>
    <style:style style:name="T61" style:family="text">
      <style:text-properties officeooo:rsid="008c1e29"/>
    </style:style>
    <style:style style:name="T62" style:family="text">
      <style:text-properties officeooo:rsid="00f83937"/>
    </style:style>
    <style:style style:name="T63" style:family="text">
      <style:text-properties officeooo:rsid="00fff963"/>
    </style:style>
    <style:style style:name="T64" style:family="text">
      <style:text-properties officeooo:rsid="0101f1ff"/>
    </style:style>
    <style:style style:name="T65" style:family="text">
      <style:text-properties officeooo:rsid="0106e786"/>
    </style:style>
    <style:style style:name="T66" style:family="text">
      <style:text-properties officeooo:rsid="010aa283"/>
    </style:style>
    <style:style style:name="T67" style:family="text">
      <style:text-properties officeooo:rsid="010c1978"/>
    </style:style>
    <style:style style:name="T68" style:family="text">
      <style:text-properties officeooo:rsid="010e9f80"/>
    </style:style>
    <style:style style:name="T69" style:family="text">
      <style:text-properties officeooo:rsid="0121535c"/>
    </style:style>
    <style:style style:name="T70"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67"><draw:frame draw:style-name="fr3" draw:name="Image2" text:anchor-type="paragraph" svg:width="1.5929in" svg:height="1.5098in" draw:z-index="0"><draw:image xlink:href="Pictures/10000201000000990000009126270E113EE212F5.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51"><draw:frame draw:style-name="fr3" draw:name="Image3" text:anchor-type="paragraph" svg:width="1.5929in" svg:height="1.5098in" draw:z-index="1"><draw:image xlink:href="Pictures/100002010000009900000091259CE763F71EAD34.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68">HALAMAN PERNYATAAN ORISINALITAS</text:p>
      <text:p text:style-name="P69">HALAMAN PENGESAHAN</text:p>
      <text:p text:style-name="P70">KATA PENGANTAR</text:p>
      <text:p text:style-name="P71">HALAMAN PERNYATAAN PERSETUJUAN PUBLIKASI<text:line-break/>TUGAS AKHIR UNTUK KEPENTINGAN AKADEMIS</text:p>
      <text:p text:style-name="P72">ABSTRAK</text:p>
      <text:p text:style-name="P72">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0">DAFTAR ISI</text:p>
          </text:index-title>
          <text:p text:style-name="P56"><text:a xlink:type="simple" xlink:href="#__RefHeading___Toc103_1871754502" text:style-name="Index_20_Link" text:visited-style-name="Index_20_Link">BAB I PENDAHULUAN<text:tab/>8</text:a></text:p>
          <text:p text:style-name="P55"><text:a xlink:type="simple" xlink:href="#__RefHeading___Toc105_1871754502" text:style-name="Index_20_Link" text:visited-style-name="Index_20_Link">1.1 Latar Belakang<text:tab/>8</text:a></text:p>
          <text:p text:style-name="P55"><text:a xlink:type="simple" xlink:href="#__RefHeading___Toc107_1871754502" text:style-name="Index_20_Link" text:visited-style-name="Index_20_Link">1.2 Perumusan Masalah<text:tab/>9</text:a></text:p>
          <text:p text:style-name="P55"><text:a xlink:type="simple" xlink:href="#__RefHeading___Toc109_1871754502" text:style-name="Index_20_Link" text:visited-style-name="Index_20_Link">1.3 Tujuan dan Manfaat Penelitian<text:tab/>9</text:a></text:p>
          <text:p text:style-name="P55"><text:a xlink:type="simple" xlink:href="#__RefHeading___Toc111_1871754502" text:style-name="Index_20_Link" text:visited-style-name="Index_20_Link">1.4 Batasan Masalah<text:tab/>10</text:a></text:p>
          <text:p text:style-name="P55"><text:a xlink:type="simple" xlink:href="#__RefHeading___Toc115_1871754502" text:style-name="Index_20_Link" text:visited-style-name="Index_20_Link">1.5 Sistematika Penulisan<text:tab/>10</text:a></text:p>
          <text:p text:style-name="P56"><text:a xlink:type="simple" xlink:href="#__RefHeading___Toc117_1871754502" text:style-name="Index_20_Link" text:visited-style-name="Index_20_Link">BAB II KAJIAN LITERATUR<text:tab/>11</text:a></text:p>
          <text:p text:style-name="P55"><text:a xlink:type="simple" xlink:href="#__RefHeading___Toc119_1871754502" text:style-name="Index_20_Link" text:visited-style-name="Index_20_Link">2.1 Tinjauan Pustaka<text:tab/>11</text:a></text:p>
          <text:p text:style-name="P57"><text:a xlink:type="simple" xlink:href="#__RefHeading___Toc838_86123401" text:style-name="Index_20_Link" text:visited-style-name="Index_20_Link"><text:s/>2.1.1 Teori Sistem Informasi<text:tab/>11</text:a></text:p>
          <text:p text:style-name="P57"><text:a xlink:type="simple" xlink:href="#__RefHeading___Toc840_86123401" text:style-name="Index_20_Link" text:visited-style-name="Index_20_Link"><text:s/>2.1.2 Web Framework<text:tab/>11</text:a></text:p>
          <text:p text:style-name="P57"><text:a xlink:type="simple" xlink:href="#__RefHeading___Toc842_86123401" text:style-name="Index_20_Link" text:visited-style-name="Index_20_Link"><text:s/>2.1.3 MVC<text:tab/>12</text:a></text:p>
          <text:p text:style-name="P57"><text:a xlink:type="simple" xlink:href="#__RefHeading___Toc844_86123401" text:style-name="Index_20_Link" text:visited-style-name="Index_20_Link"><text:s/>2.1.4 Laravel<text:tab/>13</text:a></text:p>
          <text:p text:style-name="P57"><text:a xlink:type="simple" xlink:href="#__RefHeading___Toc846_86123401" text:style-name="Index_20_Link" text:visited-style-name="Index_20_Link"><text:s/>2.1.5 MySQL<text:tab/>13</text:a></text:p>
          <text:p text:style-name="P57"><text:a xlink:type="simple" xlink:href="#__RefHeading___Toc848_86123401" text:style-name="Index_20_Link" text:visited-style-name="Index_20_Link"><text:s/>2.1.6 Scrum<text:tab/>14</text:a></text:p>
          <text:p text:style-name="P57"><text:a xlink:type="simple" xlink:href="#__RefHeading___Toc850_86123401" text:style-name="Index_20_Link" text:visited-style-name="Index_20_Link"><text:s/>2.1.7 UML<text:tab/>14</text:a></text:p>
          <text:p text:style-name="P57"><text:a xlink:type="simple" xlink:href="#__RefHeading___Toc852_86123401" text:style-name="Index_20_Link" text:visited-style-name="Index_20_Link"><text:s/>2.1.8 BlackBox Testing<text:tab/>16</text:a></text:p>
          <text:p text:style-name="P57"><text:a xlink:type="simple" xlink:href="#__RefHeading___Toc854_86123401" text:style-name="Index_20_Link" text:visited-style-name="Index_20_Link"><text:s/>2.1.9 Scala Likert<text:tab/>18</text:a></text:p>
          <text:p text:style-name="P55"><text:a xlink:type="simple" xlink:href="#__RefHeading___Toc123_1871754502" text:style-name="Index_20_Link" text:visited-style-name="Index_20_Link">2.2 Penelitian Terkait<text:tab/>19</text:a></text:p>
          <text:p text:style-name="P55"><text:a xlink:type="simple" xlink:href="#__RefHeading___Toc856_86123401" text:style-name="Index_20_Link" text:visited-style-name="Index_20_Link">2.3 Aplikasi Terkait<text:tab/>20</text:a></text:p>
          <text:p text:style-name="P56"><text:a xlink:type="simple" xlink:href="#__RefHeading___Toc125_1871754502" text:style-name="Index_20_Link" text:visited-style-name="Index_20_Link">BAB III METODOLOGI PENELITIAN<text:tab/>21</text:a></text:p>
          <text:p text:style-name="P55"><text:a xlink:type="simple" xlink:href="#__RefHeading___Toc127_1871754502" text:style-name="Index_20_Link" text:visited-style-name="Index_20_Link">3.1 Tahapan Penelitian<text:tab/>21</text:a></text:p>
          <text:p text:style-name="P55"><text:a xlink:type="simple" xlink:href="#__RefHeading___Toc129_1871754502" text:style-name="Index_20_Link" text:visited-style-name="Index_20_Link">3.2 Rancangan Penelitian<text:tab/>23</text:a></text:p>
          <text:p text:style-name="P57"><text:a xlink:type="simple" xlink:href="#__RefHeading___Toc131_1871754502" text:style-name="Index_20_Link" text:visited-style-name="Index_20_Link"><text:s/>3.2.1 Metode Penelitian<text:tab/>23</text:a></text:p>
          <text:p text:style-name="P57"><text:a xlink:type="simple" xlink:href="#__RefHeading___Toc1520_162640593" text:style-name="Index_20_Link" text:visited-style-name="Index_20_Link"><text:s/>3.2.2 Jenis Penelitian<text:tab/>23</text:a></text:p>
          <text:p text:style-name="P57"><text:a xlink:type="simple" xlink:href="#__RefHeading___Toc135_1871754502" text:style-name="Index_20_Link" text:visited-style-name="Index_20_Link"><text:s/>3.2.3 Metode Pengumpulan Data<text:tab/>23</text:a></text:p>
          <text:p text:style-name="P57"><text:a xlink:type="simple" xlink:href="#__RefHeading___Toc137_1871754502" text:style-name="Index_20_Link" text:visited-style-name="Index_20_Link"><text:s/>3.2.4 Lingkungan Pengembangan<text:tab/>24</text:a></text:p>
          <text:p text:style-name="P58"><text:a xlink:type="simple" xlink:href="#__RefHeading___Toc1086_3030174532" text:style-name="Index_20_Link" text:visited-style-name="Index_20_Link"><text:s/>3.2.4.1 <text:s/>Tempat/Lokasi<text:tab/>24</text:a></text:p>
          <text:p text:style-name="P58"><text:a xlink:type="simple" xlink:href="#__RefHeading___Toc1088_3030174532" text:style-name="Index_20_Link" text:visited-style-name="Index_20_Link"><text:s/>3.2.4.2 <text:s/>Bahan dan Alat<text:tab/>24</text:a></text:p>
          <text:p text:style-name="P57"><text:a xlink:type="simple" xlink:href="#__RefHeading___Toc139_1871754502" text:style-name="Index_20_Link" text:visited-style-name="Index_20_Link"><text:s/>3.2.5 Waktu Penelitian<text:tab/>25</text:a></text:p>
          <text:p text:style-name="P55"><text:a xlink:type="simple" xlink:href="#__RefHeading___Toc1016_731558614" text:style-name="Index_20_Link" text:visited-style-name="Index_20_Link">3.3 Metode Pengembangan Perangkat Lunak<text:tab/>26</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49">Daftar Gambar</text:p>
          </text:index-title>
          <text:p text:style-name="P66"><text:s/>Gambar 1: Tahapan Penelitian<text:tab/>23</text:p>
          <text:p text:style-name="P66"><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48">Daftar Tabel</text:p>
          </text:index-title>
        </text:index-body>
      </text:table-index>
      <text:p text:style-name="P9"/>
      <text:h text:style-name="P127" text:outline-level="1"><text:bookmark-start text:name="__RefHeading___Toc103_1871754502"/><text:span text:style-name="T2">BAB I<text:line-break/></text:span>PENDAHULUAN<text:bookmark-end text:name="__RefHeading___Toc103_1871754502"/></text:h>
      <text:h text:style-name="P131" text:outline-level="2"><text:bookmark-start text:name="__RefHeading___Toc105_1871754502"/>Latar Belakang<text:bookmark-end text:name="__RefHeading___Toc105_1871754502"/></text:h>
      <text:p text:style-name="P18"><text:tab/><text:span text:style-name="T30">Saat ini website tidak seperti kemunculan pertama kali yang dianggap sebagai </text:span><text:span text:style-name="T10">read-only</text:span><text:span text:style-name="T30">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31">Data yang diperolah dari </text:span><text:a xlink:type="simple" xlink:href="http://www.internetlivestats.com/total-number-of-websites/" text:style-name="Internet_20_link" text:visited-style-name="Visited_20_Internet_20_Link"><text:span text:style-name="T31">internet live stats</text:span></text:a><text:span text:style-name="T31"> bahwa jumlah website di seluruh dunia mencapai 1.879.976.800 </text:span><text:span text:style-name="T31"><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1">.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4">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32">Adapun judul penelitian yang akan dilakukan adalah </text:span><text:span text:style-name="T33">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3925768997" text:style-name="L1">
        <text:list-item>
          <text:p text:style-name="P73">Bagaimana membangun aplikasi yang menghubungkan dua pihak dalam membuat dan menyebarkan event keagamaan?</text:p>
        </text:list-item>
        <text:list-item>
          <text:p text:style-name="P73">Apakah fitur-fitur pada aplikasi dapat berjalan secara optimal dan sesuai dengan kebutuhan penyebaran informasi kajian?</text:p>
        </text:list-item>
      </text:list>
      <text:h text:style-name="P132"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3233081445" text:style-name="L2">
        <text:list-item>
          <text:p text:style-name="P75">Membangun aplikasi sistem informasi event keagamaan <text:span text:style-name="T35">yang menghubungkan dua pihak dalam membuat dan menyebarkan event keagamaan.</text:span></text:p>
        </text:list-item>
      </text:list>
      <text:p text:style-name="P20">Adapun manfaat:</text:p>
      <text:list xml:id="list1443954051" text:style-name="L3">
        <text:list-item>
          <text:p text:style-name="P74">Pembuat event dapat secara membuat event secara terpusat.</text:p>
        </text:list-item>
        <text:list-item>
          <text:p text:style-name="P74"><text:soft-page-break/>Event keagamaan bisa ditemukan secara terpusat.</text:p>
        </text:list-item>
        <text:list-item>
          <text:p text:style-name="P7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3298012368" text:style-name="L4">
        <text:list-item>
          <text:p text:style-name="P76">Website dikembangkan menggunakan framework Laravel.</text:p>
        </text:list-item>
        <text:list-item>
          <text:p text:style-name="P76">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1488060441" text:style-name="L5">
        <text:list-item>
          <text:p text:style-name="P77">BAB I PENDAHULUAN</text:p>
          <text:p text:style-name="P7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77">BAB II LANDASAN TEORI</text:p>
          <text:p text:style-name="P7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77">METODOLOGI PENELITIAN</text:p>
          <text:p text:style-name="P80">Bab ini memaparkan bagaimana tugas akhir dilakukan yang menggunakan metode dan teknik penelitian, tahapan apa saja yang dilalui dalam tugas akhir, lingkungan pengembangan sistem, serta jadwal rinci pelaksanaan tugas akhir.</text:p>
        </text:list-item>
      </text:list>
      <text:h text:style-name="P128" text:outline-level="1"><text:bookmark-start text:name="__RefHeading___Toc117_1871754502"/><text:span text:style-name="T2">BAB II<text:line-break/></text:span>KAJIAN LITERATUR<text:bookmark-end text:name="__RefHeading___Toc117_1871754502"/></text:h>
      <text:h text:style-name="P133" text:outline-level="2"><text:bookmark-start text:name="__RefHeading___Toc119_1871754502"/>Tinjauan Pustaka<text:bookmark-end text:name="__RefHeading___Toc119_1871754502"/></text:h>
      <text:h text:style-name="P138"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4213063118" text:style-name="L6">
        <text:list-item>
          <text:p text:style-name="P81">Data</text:p>
        </text:list-item>
        <text:list-item>
          <text:p text:style-name="P81">Perangkat lunak (software)</text:p>
        </text:list-item>
        <text:list-item>
          <text:p text:style-name="P81">Perangkat keras (hardware)</text:p>
        </text:list-item>
        <text:list-item>
          <text:p text:style-name="P81">Perangkat jaringan (network)</text:p>
        </text:list-item>
        <text:list-item>
          <text:p text:style-name="P81">Orang (brainware)</text:p>
        </text:list-item>
      </text:list>
      <text:h text:style-name="P139" text:outline-level="3"><text:bookmark-start text:name="__RefHeading___Toc840_86123401"/>Web Framework<text:bookmark-end text:name="__RefHeading___Toc840_86123401"/></text:h>
      <text:p text:style-name="P23">Framework <text:span text:style-name="T36">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39" text:outline-level="3"><text:bookmark-start text:name="__RefHeading___Toc842_86123401"/>MVC<text:bookmark-end text:name="__RefHeading___Toc842_86123401"/></text:h>
      <text:p text:style-name="P24"><text:span text:style-name="T37">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2692246003" text:style-name="L7">
        <text:list-item>
          <text:p text:style-name="P82">Model</text:p>
          <text:p text:style-name="P83">Digunakan untuk mengelola dan menyimpan informasi, serta memberitahu user ketika ada perubahan informasi. Model meng<text:span text:style-name="T38">a</text:span>ndung data dan fungsi yang berkaitan dengan pemrosesan data. </text:p>
        </text:list-item>
        <text:list-item>
          <text:p text:style-name="P82">View</text:p>
          <text:p text:style-name="P83">Bertanggung jawab untuk menampilkan informasi kepada user melalui sebuah platform (web, android). <text:span text:style-name="T38">View melekat pada model dan me-</text:span><text:span text:style-name="T14">render </text:span><text:span text:style-name="T38">isinya ke permukaan layar untuk ditampilkan ke user.</text:span></text:p>
        </text:list-item>
        <text:list-item>
          <text:p text:style-name="P82">Contoller</text:p>
          <text:p text:style-name="P84">Bertugas menerima input dari user dan mengintruksikan model dan view untuk memproses aksi berdasarkan inputan tersebut. Sehingga Controller bertanggung jawab atas aksi yang dilakukan oleh user <text:span text:style-name="T39">terhadap aplikasi</text:span>.</text:p>
        </text:list-item>
      </text:list>
      <text:h text:style-name="P140" text:outline-level="3"><text:bookmark-start text:name="__RefHeading___Toc844_86123401"/><text:soft-page-break/>Laravel<text:bookmark-end text:name="__RefHeading___Toc844_86123401"/></text:h>
      <text:p text:style-name="P26">Laravel adalah <text:span text:style-name="T40">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1">Tidak hanya itu, website yang dibangun dengan laravel juga aman. Ini mencegah berbagai serangan yang dapat terjadi di website </text:span><text:span text:style-name="T41"><text:bibliography-mark text:identifier="Tutorial Point, 2016" text:bibliography-type="book" text:author="Tutorials Point" text:title="Laravel Tutorial" text:year="2016">[8]</text:bibliography-mark></text:span><text:span text:style-name="T41">.</text:span></text:p>
      <text:h text:style-name="P140"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42">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41"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884722970" text:style-name="L8">
        <text:list-item>
          <text:p text:style-name="P85">Ringan</text:p>
        </text:list-item>
        <text:list-item>
          <text:p text:style-name="P85">Sederhana untuk dipahami</text:p>
        </text:list-item>
        <text:list-item>
          <text:p text:style-name="P85">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41" text:outline-level="3"><text:bookmark-start text:name="__RefHeading___Toc850_86123401"/>UML<text:bookmark-end text:name="__RefHeading___Toc850_86123401"/></text:h>
      <text:p text:style-name="P34">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5">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6"/>
      <text:p text:style-name="P52">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3471066192" text:style-name="L9">
        <text:list-item>
          <text:p text:style-name="P88">Use Case Diagram</text:p>
          <text:p text:style-name="P89">Use Case Diagram menggambarkan fungsionalitas dari sebuah sistem. Use Case Diagram menjelaskan apa yang dilakukan oleh sistem. Sebuah Use Case merepresentasikan sebuah interaksi antara aktor dan sistem. Use Case <text:span text:style-name="T43">Diagram membantu dalam menyusun requirement sebuah sistem, mengkomunikasikan rancangan dengan kliena, dan merancang test case untuk semua feature yang ada pada sistem.</text:span></text:p>
        </text:list-item>
        <text:list-item>
          <text:p text:style-name="P88">Class Diagram</text:p>
          <text:p text:style-name="P90">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88">State Diagram</text:p>
          <text:p text:style-name="P91">State Diagram menggambarkan transisi dan perubahan keadaan suatu objek pada sistem sebagai akibat dari interaksi yang diterima. <text:span text:style-name="T44">Pada umumnya State Diagram menggambarkan class tertentu dan satu class dapat memiliki lebih dari satu State Diagram.</text:span></text:p>
        </text:list-item>
        <text:list-item>
          <text:p text:style-name="P88">Activity Diagram</text:p>
          <text:p text:style-name="P9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88">Sequence Diagram</text:p>
          <text:p text:style-name="P9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88">Collaboration Diagram</text:p>
          <text:p text:style-name="P94">Collaboration Diagram juga menggambarkan interaksi antar objek seperti sequence diagram, tetapi Collaboration Diagram menekankan pada peran masing-masing objek dan bukan pada waktu penyampaian message,</text:p>
        </text:list-item>
        <text:list-item>
          <text:p text:style-name="P88">Component Diagram</text:p>
          <text:p text:style-name="P95">Component Diagram menggambarkan struktur dan hubungan antar komponen software, termasuk hal yang berkaitan dengan software seperti dependency di antaranya. Komponen Software adalah modul yang berisi code, baik berisi source code <text:span text:style-name="T45">maupun</text:span> binary code, baik library maupun executable, baik yang muncul pada compile time, link time, maupun run time.</text:p>
        </text:list-item>
        <text:list-item>
          <text:p text:style-name="P88">Deployment Diagram</text:p>
          <text:p text:style-name="P9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41" text:outline-level="3"><text:bookmark-start text:name="__RefHeading___Toc852_86123401"/>BlackBox Testing<text:bookmark-end text:name="__RefHeading___Toc852_86123401"/></text:h>
      <text:p text:style-name="P37">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7"><text:span text:style-name="T46">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6"><text:bibliography-mark text:identifier="Khan, 2011" text:bibliography-type="journal" text:author="Mohd. Ehmer Khan" text:title="Different Approaches To Black Box Testing Technique For Finding Errors" text:year="2011">[13]</text:bibliography-mark></text:span><text:span text:style-name="T46">.</text:span></text:p>
      <text:p text:style-name="P38">Cara kerja teknik Black Box Tesing terdiri dari 3 langkah:</text:p>
      <text:list xml:id="list2300079731" text:style-name="L10">
        <text:list-item>
          <text:p text:style-name="P97">Input</text:p>
          <text:p text:style-name="P97">Persyaratan dan spesifikasi fungsional dari sistem akan diperiksa. Dokumen desain dan source code aplikasi juga diperiksa.</text:p>
        </text:list-item>
        <text:list-item>
          <text:p text:style-name="P97">Processing Unit</text:p>
          <text:p text:style-name="P9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97">Ouput</text:p>
          <text:p text:style-name="P97">Setelah melalui semua tahap pengujian, maka akan muncul output yang diharapkan dan menyiapkan laporan laporan akhir dari pengujian.</text:p>
        </text:list-item>
      </text:list>
      <text:h text:style-name="P142" text:outline-level="3"/>
      <text:h text:style-name="P145" text:outline-level="3"><text:bookmark-start text:name="__RefHeading___Toc854_86123401"/>Scala Likert<text:bookmark-end text:name="__RefHeading___Toc854_86123401"/></text:h>
      <text:p text:style-name="P39">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9">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366720855" text:style-name="L11">
        <text:list-item>
          <text:p text:style-name="P98">Pertanyaan Positif</text:p>
          <text:p text:style-name="P98">Digunakan untuk mengukur skala positif. Pertanyaan positif diberi skor 5, 4, 3, 2, dan 1</text:p>
        </text:list-item>
        <text:list-item>
          <text:p text:style-name="P98">Pertanyaan Negatif</text:p>
          <text:p text:style-name="P98">Digunakan untuk mengukur skala negatif. Pertanyaan negatif diberi skor 1, 2, 3, 4, dan 5.</text:p>
        </text:list-item>
      </text:list>
      <text:p text:style-name="P40">Bentuk jawaban Skala Likert antara lain: Sangat Setuj<text:span text:style-name="T47">u, </text:span>Setuju, Ragu-ragu, Tidak Setuju, Sangat Tidak Setuju.</text:p>
      <text:h text:style-name="P134" text:outline-level="2"/>
      <text:h text:style-name="P136" text:outline-level="2"><text:bookmark-start text:name="__RefHeading___Toc123_1871754502"/>Penelitian Terkait<text:bookmark-end text:name="__RefHeading___Toc123_1871754502"/></text:h>
      <text:p text:style-name="P41">Penelitian terkait membahas tentang penelitian-penelitian terdahulu yang memiliki kaitan yang sama dengan penenlitian penulis. </text:p>
      <text:list xml:id="list229884345" text:style-name="L12">
        <text:list-item>
          <text:p text:style-name="P100">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86">Pada penelitian “Pengembangan Sistem Informasi <text:span text:style-name="T9">Event </text:span>Mahasiswa Berbasis Web di Universitas Negeri Yogyakarta” <text:span text:style-name="T48">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8"> Laravel </text:span><text:span text:style-name="T48"><text:bibliography-mark text:identifier="Pambudi, 2017" text:bibliography-type="journal" text:author="Nanang Wisnu Pambudi" text:title="Pengembangan Sistem Informasi Event Mahasiswa Berbasis Web Di Universitas Negeri Yogyakarta" text:year="2017">[16]</text:bibliography-mark></text:span><text:span text:style-name="T48">.</text:span></text:p>
        </text:list-item>
        <text:list-item>
          <text:p text:style-name="P99"><text:span text:style-name="T27">Pada penelitian “Sistem Informasi Kajian dan dan Event Kerohanian Islam Berbasis Web” </text:span><text:span text:style-name="T28">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8"><text:bibliography-mark text:identifier="Septiani, 2016" text:bibliography-type="journal" text:author="Khoirunnisa Septiani" text:title="Sistem Informasi Kajian Dan Event Kerohanian Islam Berbasis Web" text:year="2016">[17]</text:bibliography-mark></text:span><text:span text:style-name="T28">.</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9">Nama Peneliti</text:p>
          </table:table-cell>
          <table:table-cell table:style-name="Table1.A1" office:value-type="string">
            <text:p text:style-name="P59">Judul</text:p>
          </table:table-cell>
          <table:table-cell table:style-name="Table1.A1" office:value-type="string">
            <text:p text:style-name="P59">Tahun</text:p>
          </table:table-cell>
          <table:table-cell table:style-name="Table1.A1" office:value-type="string">
            <text:p text:style-name="P59">Tools</text:p>
          </table:table-cell>
          <table:table-cell table:style-name="Table1.A1" office:value-type="string">
            <text:p text:style-name="P59">Metodologi</text:p>
          </table:table-cell>
          <table:table-cell table:style-name="Table1.F1" office:value-type="string">
            <text:p text:style-name="P59">Hasil</text:p>
          </table:table-cell>
        </table:table-row>
        <table:table-row>
          <table:table-cell table:style-name="Table1.A2" office:value-type="string">
            <text:p text:style-name="P60">Obeth Dewa Wardhana</text:p>
          </table:table-cell>
          <table:table-cell table:style-name="Table1.A2" office:value-type="string">
            <text:p text:style-name="P60">Sistem Informasi Registrasi Event dan Ticketing Lagirame</text:p>
          </table:table-cell>
          <table:table-cell table:style-name="Table1.A2" office:value-type="string">
            <text:p text:style-name="P63">2017</text:p>
          </table:table-cell>
          <table:table-cell table:style-name="Table1.A2" office:value-type="string">
            <text:p text:style-name="P60">Framework CodeIgniter, MySQL Database</text:p>
          </table:table-cell>
          <table:table-cell table:style-name="Table1.A2" office:value-type="string">
            <text:p text:style-name="P60">-</text:p>
          </table:table-cell>
          <table:table-cell table:style-name="Table1.F2" office:value-type="string">
            <text:p text:style-name="P65">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0">Nanang Wisnu Pambudi</text:p>
          </table:table-cell>
          <table:table-cell table:style-name="Table1.A2" office:value-type="string">
            <text:p text:style-name="P60">Pengembangan Sistem Informasi Event Mahasiswa Berbasis Web di Universitas Negeri Yogyakarta</text:p>
          </table:table-cell>
          <table:table-cell table:style-name="Table1.A2" office:value-type="string">
            <text:p text:style-name="P63">2016</text:p>
          </table:table-cell>
          <table:table-cell table:style-name="Table1.A2" office:value-type="string">
            <text:p text:style-name="P60">Framework Laravel, MySQL Database</text:p>
          </table:table-cell>
          <table:table-cell table:style-name="Table1.A2" office:value-type="string">
            <text:p text:style-name="P61">Model pengembangan perangkat lunk menggunakan waterfall, terdiri dari 4 tahapan yaitu analisis kebutuhan, desain, implementasi, dan <text:soft-page-break/>pengujian</text:p>
          </table:table-cell>
          <table:table-cell table:style-name="Table1.F2" office:value-type="string">
            <text:p text:style-name="P64">Penelitian ini menghasilkan sistem informasi registrasi manajemen data event, <text:span text:style-name="T9">Lagirame</text:span><text:span text:style-name="T18">. Aplikasi ini </text:span><text:span text:style-name="T29">memiliki tujuan</text:span><text:span text:style-name="T18"> sebagai </text:span><text:soft-page-break/><text:span text:style-name="T18">sarana promosi event dan informasi bagi masyarakat.</text:span></text:p>
          </table:table-cell>
        </table:table-row>
        <table:table-row>
          <table:table-cell table:style-name="Table1.A2" office:value-type="string">
            <text:p text:style-name="P60">Khoirunnisa Septiani</text:p>
          </table:table-cell>
          <table:table-cell table:style-name="Table1.A2" office:value-type="string">
            <text:p text:style-name="P60">Sistem Informasi Kajian dan dan Event Kerohanian Islam Berbasis Web</text:p>
          </table:table-cell>
          <table:table-cell table:style-name="Table1.A2" office:value-type="string">
            <text:p text:style-name="P63">2016</text:p>
          </table:table-cell>
          <table:table-cell table:style-name="Table1.A2" office:value-type="string">
            <text:p text:style-name="P60">Framework CodeIgniter, Framework Jquery, MySQL Database</text:p>
          </table:table-cell>
          <table:table-cell table:style-name="Table1.A2" office:value-type="string">
            <text:p text:style-name="P62">Metode yang digunakan dalam penelitian yaitu Observasi, Studi Literatur, Pengembangan Sistem, Implementasi Sistem, Pengujian Sistem, Dokmentasi</text:p>
          </table:table-cell>
          <table:table-cell table:style-name="Table1.F2" office:value-type="string">
            <text:p text:style-name="P60">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3"/>
      <text:h text:style-name="P137" text:outline-level="2"><text:bookmark-start text:name="__RefHeading___Toc856_86123401"/>Aplikasi Terkait<text:bookmark-end text:name="__RefHeading___Toc856_86123401"/></text:h>
      <text:p text:style-name="P42">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738496070" text:style-name="L13">
        <text:list-item>
          <text:p text:style-name="P101"><text:a xlink:type="simple" xlink:href="http://eventbrite.com/" text:style-name="Internet_20_link" text:visited-style-name="Visited_20_Internet_20_Link">Eventbrite</text:a></text:p>
          <text:p text:style-name="P102">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01"><text:a xlink:type="simple" xlink:href="http://jadwalkajian.com/" text:style-name="Internet_20_link" text:visited-style-name="Visited_20_Internet_20_Link">Jadwalkajian</text:a></text:p>
          <text:p text:style-name="P103">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29"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5"><draw:image xlink:href="Pictures/10000000000002E10000039B2D58CC35324EC375.jpg" xlink:type="simple" xlink:show="embed" xlink:actuate="onLoad" loext:mime-type="image/jpeg"/></draw:frame><text:span text:style-name="T70"><text:line-break/></text:span>Gambar <text:sequence text:ref-name="refGambar0" text:name="Gambar" text:formula="ooow:Gambar+1" style:num-format="1">1</text:sequence>: Tahapan Penelitian</text:p></draw:text-box></draw:frame></text:p>
      <text:list xml:id="list3882137054" text:style-name="L14">
        <text:list-item>
          <text:p text:style-name="P104"><text:soft-page-break/>Observasi</text:p>
          <text:p text:style-name="P105">Pada tahapan ini dilakukan observasi <text:span text:style-name="T57">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05"><text:span text:style-name="T57">Setelah melihat dan mengumpulkan informasi tersebut, maka dilakukan pengamatan terhadap website yang menghubungkan kedua belah pihak namun dalam ruang lingkup keagamaan, setelah itu dilakukan pengamatan di internet </text:span>untuk mencari tahu <text:span text:style-name="T57">website-website yang menyediakan informasi-informasi kajian.</text:span></text:p>
          <text:p text:style-name="P106">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04">Kajian Literatur</text:p>
          <text:p text:style-name="P107">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07">Hasil yang didapatkan dari kajian literatur berupa <text:span text:style-name="T58">perancangan dan implementasi penelitian yang telah dilakukan, mengetahui </text:span><text:span text:style-name="T17">Minimun Viable Produk</text:span><text:span text:style-name="T58"> (MVP) yang telah dilakukan oleh peneliti sebelumya, kemudian mengetahui kekurangan yang pada penelitian sebelumnya sehingga penulis bisa melanjutkan penelitian meningkatkan fitur yang belum ada.</text:span></text:p>
        </text:list-item>
        <text:list-item>
          <text:p text:style-name="P104">Analisis</text:p>
          <text:p text:style-name="P108">Setelah mendapatkan gambaran secara umum dari penelitian sebelumnya dan juga gambaran aplikasi yang ingin dibuat, maka penulis berusaha menganalisa hal-hal apa saja yang harus ditambahkan dari penelitian sebelumnya.</text:p>
          <text:p text:style-name="P108"><text:soft-page-break/>Pada tahapan analisis bertujuan untuk mengidentifikasi dan mengevaluasi permasalahan dan kendala yang ada sehingga solusi yang ditawarkan akan disesuaikan dengan hasil analisa. <text:span text:style-name="T60">Dengan mengetahui berbagai kendala dan kekurangan, diharapkan nantinya produk yang dikembangkan dapat meningkatkan dan memperbaiki kekurangan yang ada pada produk sebelumnya.</text:span></text:p>
        </text:list-item>
        <text:list-item>
          <text:p text:style-name="P104">Perancangan</text:p>
          <text:p text:style-name="P109">Pada tahapan ini dilakukan perancangan sistem berdasarkan hasil analisis yang telah dilakukan pada tahap sebelumnya. Perancangan sistem dirancang menggunakan UML sebagai sebuah bahasa yang <text:span text:style-name="T61">menawarkan sebuah standar untuk merancang model sebuah sistem.</text:span></text:p>
          <text:p text:style-name="P110">Perancangan suatu sistem menggunakan UML terdiri dari perancangan Use Case Diagram, Acitivity Diagram, Sequence Diagram, Collaboration Diagram, Class Diagram, Diagram State, Component Diagram, dan Deployment Diagram.</text:p>
        </text:list-item>
        <text:list-item>
          <text:p text:style-name="P111">Implem<text:span text:style-name="T59">entasi</text:span></text:p>
          <text:p text:style-name="P112">Tahapan selanjutnya yang dilakukan adalah Implementasi berdasarkan hasil perancangan yang sudah dibuat. Implementasi dilakukan dengan <text:span text:style-name="T62">pengkodeadn bahasa pemrograman </text:span>atau <text:span text:style-name="T9">coding</text:span><text:span text:style-name="T18"> yang bertujuan menghasilkan suatu produk berupa website yang akan digunakan.</text:span></text:p>
          <text:p text:style-name="P87">Pengkodean dimulai dari merancang front end website yang berguna untuk membuat tampilan website, kemudian akan dilakukan pengkodean pada bagian back end agar website bisa berjalan sesuai fungsionalitas.</text:p>
        </text:list-item>
      </text:list>
      <text:h text:style-name="P135" text:outline-level="2"><text:bookmark-start text:name="__RefHeading___Toc129_1871754502"/>Rancangan Penelitian<text:bookmark-end text:name="__RefHeading___Toc129_1871754502"/></text:h>
      <text:h text:style-name="P143" text:outline-level="3"><text:bookmark-start text:name="__RefHeading___Toc131_1871754502"/>Metode Penelitian<text:bookmark-end text:name="__RefHeading___Toc131_1871754502"/></text:h>
      <text:p text:style-name="P48">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144" text:outline-level="3"><text:bookmark-start text:name="__RefHeading___Toc1520_162640593"/>Jenis Penelitian<text:bookmark-end text:name="__RefHeading___Toc1520_162640593"/></text:h>
      <text:p text:style-name="P47">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69">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49">Dalam mengumpulkan data sebagai penunjang Tugas Akhir, penulis melakukan beberapa metode dalam mengumpulkan data dimana proses untuk mendapatkan data melalui observasi dan studi pustaka.</text:p>
      <text:list xml:id="list3911565621" text:style-name="L15">
        <text:list-item>
          <text:p text:style-name="P113">Observasi</text:p>
          <text:p text:style-name="P114">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13">Studi Pustaka</text:p>
          <text:p text:style-name="P115">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147" text:outline-level="4"><text:bookmark-start text:name="__RefHeading___Toc1086_3030174532"/>Tempat/Lokasi<text:bookmark-end text:name="__RefHeading___Toc1086_3030174532"/></text:h>
      <text:p text:style-name="P45">Penulis melakukan penelitian pada Semester 6 dalam rangka menyusun Tugsa Akhir. Penelitian dilaksanakan di Kampus B STT Terpadu Nurul Fikri, yang beralamat di Jalan Lenteng Agung Raya No.20, Srengseng Sawah, Lenteng Agung – Jakarta Selatan 12640.</text:p>
      <text:h text:style-name="P147" text:outline-level="4"><text:bookmark-start text:name="__RefHeading___Toc1088_3030174532"/>Bahan dan Alat<text:bookmark-end text:name="__RefHeading___Toc1088_3030174532"/></text:h>
      <text:p text:style-name="P46">Penelitian yang dilakukan <text:span text:style-name="T63">untuk membangun suatu produk website </text:span>membutuhkan bahan dan alat sebagai sarana dalam <text:span text:style-name="T63">pengembangan</text:span>. Adapun bahan dan alat yang digunakan sebagai berikut.</text:p>
      <text:list xml:id="list468418163" text:style-name="L16">
        <text:list-item>
          <text:p text:style-name="P116">Laptop Acer E1-471</text:p>
          <text:list>
            <text:list-item>
              <text:p text:style-name="P117">Processor: Intel Core i3, 2.20GHz</text:p>
            </text:list-item>
            <text:list-item>
              <text:p text:style-name="P117">RAM: 8GB</text:p>
            </text:list-item>
            <text:list-item>
              <text:p text:style-name="P117">System Type: 64 bit Operating System</text:p>
            </text:list-item>
          </text:list>
          <text:p text:style-name="P117"><text:span text:style-name="T68">Laptop d</text:span>igunakan <text:span text:style-name="T68">sebagai device yang membantu penyusunan tugas akhir.</text:span></text:p>
        </text:list-item>
        <text:list-item>
          <text:p text:style-name="P118">Xubuntu 14.04.5</text:p>
          <text:p text:style-name="P117">Sistem Operasi berbasis Linux yang digunakan untuk membantu menyusun penelitian dalam bentuk tugas akhir. <text:span text:style-name="T67">Xubuntu merupakan varian dari sistem operasi Ubuntu, namun Xubuntu memiliki perbedaan dengan Ubuntu yang terletak pada Desktop Environtment yang digunakan.LibreOffice</text:span></text:p>
          <text:p text:style-name="P117">Salah satu perangkat lunak perkantoran <text:span text:style-name="T66">selain Microsoft Office. LibreOffice adalah perangkat lunak yang bersifat</text:span> open source yang digunakan <text:span text:style-name="T65">untuk</text:span> menulis penelitian dalam bentuk tugas akhir.</text:p>
        </text:list-item>
        <text:list-item>
          <text:p text:style-name="P118">XAMPP</text:p>
          <text:p text:style-name="P117">XAMPP adalah<text:span text:style-name="T64"> kumpulan dari berbagai </text:span>perangkat lunak open source yang <text:span text:style-name="T64">digunakan untuk membantu programmer dalam menggunakan web server, database, dan juga phpmyadmin.</text:span></text:p>
        </text:list-item>
        <text:list-item>
          <text:p text:style-name="P119"><text:soft-page-break/>Google Chrome</text:p>
          <text:p text:style-name="P120">Web Browser Google Chrome digunakan untuk melihat hasil aplikasi yang sudah dibuat, serta web browser digunakan sebagai debugging aplikasi web yang sedang dikembangkan.</text:p>
        </text:list-item>
        <text:list-item>
          <text:p text:style-name="P116">Framework Laravel</text:p>
          <text:p text:style-name="P121">Laravel adalah framework PHP yang digunakan untuk mengembangkan aplikasi website. Framework Laravel menggunakan konsep MVC dalam mengembangakan suatu website.</text:p>
        </text:list-item>
      </text:list>
      <text:p text:style-name="Text_20_body"/>
      <text:h text:style-name="P146" text:outline-level="3">Waktu Penelitian</text:h>
      <text:p text:style-name="P50"><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BE261EEABE652E7C.png" xlink:type="simple" xlink:show="embed" xlink:actuate="onLoad" loext:mime-type="image/png"/></draw:frame><text:span text:style-name="T70"><text:line-break/></text:span>Gambar <text:sequence text:ref-name="refGambar1" text:name="Gambar" text:formula="ooow:Gambar+1" style:num-format="1">2</text:sequence>: Waktu Penelitian</text:p></draw:text-box></draw:frame></text:p>
      <text:p text:style-name="P50"/>
      <text:h text:style-name="P137" text:outline-level="2"><text:bookmark-start text:name="__RefHeading___Toc1016_731558614"/>Metode Pengembangan Perangkat <text:span text:style-name="T56">Lunak</text:span><text:bookmark-end text:name="__RefHeading___Toc1016_731558614"/></text:h>
      <text:p text:style-name="P43">Metode pengembangan perangkat lunak yang digunakan pada penelitian ini adalah Scrum. Pada prosesnya, pengembangan dibagi ke dalam beberapa iterasi kecil yang disebut Sprint. Suatu Sprint merupakan iterasi <text:span text:style-name="T55">dan</text:span> <text:span text:style-name="T54">akan</text:span> terus bertambah <text:span text:style-name="T54">(incremental) yang pada akhirnya menjadi </text:span>suatu fitur.</text:p>
      <text:p text:style-name="P44">Proses pengembangan Scrum dikelompokkan menjadi lima fase. Fase-fase tersebut adalah sebagai berikut:</text:p>
      <text:list xml:id="list3099371990" text:style-name="L17">
        <text:list-item>
          <text:p text:style-name="P122">Initiate</text:p>
          <text:p text:style-name="P123">Fase ini <text:span text:style-name="T53">meliputi proses </text:span>yang berkaitan dengan <text:span text:style-name="T53">tahapan awal</text:span> projek. Fase ini meliputi pembuatan visi project, pembentukan tim, serta <text:span text:style-name="T49">pembuatan</text:span> produk backlog.</text:p>
        </text:list-item>
        <text:list-item>
          <text:p text:style-name="P122">Plan and Estimate</text:p>
          <text:p text:style-name="P124">Fase ini terdiri dari proses-proses yang berkaitan dengan perencanaan dan estimasi tugas. <text:span text:style-name="T50">Fase ini meliputi pembuatan User Stories, membuat dan mengestimasi </text:span><text:span text:style-name="T16">task</text:span><text:span text:style-name="T50">, serta membuat sprint backlog.</text:span></text:p>
        </text:list-item>
        <text:list-item>
          <text:p text:style-name="P122">Implement</text:p>
          <text:p text:style-name="P125">Fase ini berkaitan dengan pelaksanaan <text:span text:style-name="T9">task</text:span> <text:span text:style-name="T51">yang telah didefinisikan serta</text:span> <text:span text:style-name="T51">melakukan </text:span>aktivitas-<text:span text:style-name="T52">aktivitas</text:span> untuk <text:span text:style-name="T51">membentuk</text:span> <text:span text:style-name="T51">suatu produk.</text:span></text:p>
        </text:list-item>
        <text:list-item>
          <text:p text:style-name="P122">Review and Retrospect</text:p>
          <text:p text:style-name="P126">Fase ini berfokus meninjau hasil pekerjaan yang telah dilakukan dan melakukan peningkatan praktik dan metode yang digunakan untuk melakukan project.</text:p>
        </text:list-item>
        <text:list-item>
          <text:p text:style-name="P122">Release</text:p>
          <text:p text:style-name="P126">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53">Daftar Pustaka</text:p>
          </text:index-title>
          <text:p text:style-name="P54">1: Sareh Aghaei, Mohammad Ali Nematbakhsh, and Hadi Khosravi Farsani, Evolution of the World Wide Web from Web 1.0 to Web 4.0, 2012</text:p>
          <text:p text:style-name="P54">2: Internet Live Stats, Total number of Websites, 2018, http://www.internetlivestats.com/total-number-of-websites/</text:p>
          <text:p text:style-name="P54">3: Kenneth C. Laudon, Jane P. Laudon, Management Information Systems: Managing The Digital Firm, 2012</text:p>
          <text:p text:style-name="P54">4: James A. O'Brien, George Marakas, Management Information Systems, 2011</text:p>
          <text:p text:style-name="P54">5: MARTIN BJÖREMO, PREDRAG TRNINIĆ, Evaluation of web application frameworks, 2010</text:p>
          <text:p text:style-name="P54">6: Chanchai Supaartagorn, PHP Web Authoring for Database Management based on MVC Pattern, 2011</text:p>
          <text:p text:style-name="P54">7: Pastima Simanjuntak, Arwin Kasnady, ANALISIS MODEL VIEW CONTROLLER (MVC) PADA BAHASA PHP, 2016</text:p>
          <text:p text:style-name="P54">8: Tutorials Point, Laravel Tutorial, 2016</text:p>
          <text:p text:style-name="P54">9: MySQL, What is MySQL, 2018, https://dev.mysql.com/doc/refman/8.0/en/what-is-mysql.html</text:p>
          <text:p text:style-name="P54">10: Ken Schwaber dan Jeff Sutherland, Panduan Scrum, 2017</text:p>
          <text:p text:style-name="P54">11: Sri Dharwiyanti, Pengantar Unified Modeling Language (UML), 2003</text:p>
          <text:p text:style-name="P54">12: Mingtao Shi, Software Functional Testing from the Perspective of Business Practice, 2010</text:p>
          <text:p text:style-name="P54">13: Mohd. Ehmer Khan, Different Approaches To Black Box Testing Technique For Finding Errors, 2011</text:p>
          <text:p text:style-name="P54">14: Diedit, Pengertian Skala Likert dan Contoh Cara Hitung Kuesionernya, 2018</text:p>
          <text:p text:style-name="P54">15: Obeth Dewa Wardhana, Pembuatan Sistem Informasi Registrasi Event Dan Ticketing “LAGIRAME”, 2017</text:p>
          <text:p text:style-name="P54">16: Nanang Wisnu Pambudi, Pengembangan Sistem Informasi Event Mahasiswa Berbasis Web Di Universitas Negeri Yogyakarta, 2017</text:p>
          <text:p text:style-name="P54">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31</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style:master-page style:name="Landscape" style:page-layout-name="Mpm8">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7-26T08:09:00.912546166</dc:date>
    <meta:editing-duration>PT20H57M7S</meta:editing-duration>
    <meta:editing-cycles>191</meta:editing-cycles>
    <meta:document-statistic meta:table-count="1" meta:image-count="4" meta:object-count="0" meta:page-count="37" meta:paragraph-count="292" meta:word-count="4102" meta:character-count="30982" meta:non-whitespace-character-count="27210"/>
  </office:meta>
</office:document-meta>
</file>